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fr1" style:family="graphic" style:parent-style-name="Frame">
      <style:graphic-properties style:vertical-pos="top" style:vertical-rel="paragraph-content" style:horizontal-pos="center" style:horizontal-rel="paragraph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draw:frame draw:style-name="fr1" draw:name="py3o.image(b64decode(objects.image_512), 'png', width='2cm', height='2cm')" text:anchor-type="paragraph" svg:width="2.007cm" draw:z-index="0"><draw:text-box fo:min-height="0.508cm"><text:p text:style-name="Frame_20_contents"/></draw:text-box></draw:frame><text:s text:c="2"/><text:user-field-get text:name="py3o.objects.name">user 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20-01-07T11:06:20.065928125</dc:date>
    <meta:editing-duration>PT57M7S</meta:editing-duration>
    <meta:editing-cycles>5</meta:editing-cycles>
    <meta:generator>LibreOffice/6.0.0.3$MacOSX_X86_64 LibreOffice_project/64a0f66915f38c6217de274f0aa8e15618924765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